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Datum">
      <style:text-properties fo:font-weight="normal" style:font-weight-asian="normal" style:font-weight-complex="normal"/>
    </style:style>
    <style:style style:name="P3" style:family="paragraph" style:parent-style-name="Standard">
      <style:paragraph-properties fo:line-height="0.529cm"/>
    </style:style>
    <style:style style:name="P4" style:family="paragraph" style:parent-style-name="Standard">
      <style:paragraph-properties fo:line-height="0.529cm"/>
      <style:text-properties fo:font-weight="normal" style:font-weight-asian="normal" style:font-weight-complex="normal"/>
    </style:style>
    <style:style style:name="P5" style:family="paragraph" style:parent-style-name="Absender_5f_im_5f_Empfängerfeld">
      <style:text-properties style:font-name="Nimbus Roman No9 L3"/>
    </style:style>
    <style:style style:name="P6" style:family="paragraph" style:parent-style-name="Text" style:master-page-name="">
      <style:paragraph-properties fo:line-height="113%"/>
    </style:style>
    <style:style style:name="P7" style:family="paragraph" style:parent-style-name="Text">
      <style:paragraph-properties fo:line-height="113%"/>
      <style:text-properties style:font-name="Nimbus Roman No9 L" fo:font-weight="normal" style:font-weight-asian="normal" style:font-weight-complex="normal"/>
    </style:style>
    <style:style style:name="P8" style:family="paragraph" style:parent-style-name="Text">
      <style:paragraph-properties fo:line-height="113%"/>
    </style:style>
    <style:style style:name="P9" style:family="paragraph" style:parent-style-name="Text">
      <style:paragraph-properties fo:line-height="113%" fo:text-align="start" style:justify-single-word="false"/>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style:font-name-asian="Garamond" style:font-name-complex="Garamond"/>
    </style:style>
    <style:style style:name="T4" style:family="text">
      <style:text-properties fo:font-weight="normal" style:font-weight-asian="normal" style:font-weight-complex="normal"/>
    </style:style>
    <style:style style:name="T5" style:family="text">
      <style:text-properties fo:language="en" fo:country="US" fo:font-weight="normal" style:font-weight-asian="normal" style:font-weight-complex="normal"/>
    </style:style>
    <style:style style:name="T6" style:family="text">
      <style:text-properties style:font-name="Nimbus Roman No9 L" fo:language="en" fo:country="US" fo:font-weight="normal" style:font-weight-asian="normal" style:font-weight-complex="normal"/>
    </style:style>
    <style:style style:name="T7" style:family="text">
      <style:text-properties style:font-name="Nimbus Roman No9 L" fo:font-weight="normal" style:font-weight-asian="normal" style:font-weight-complex="normal"/>
    </style:style>
    <style:style style:name="fr1" style:family="graphic" style:parent-style-name="Frame">
      <style:graphic-properties style:wrap="none"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fo:padding="0cm" fo:border="none">
        <style:background-image/>
        <style:columns fo:column-count="0" fo:column-gap="0cm"/>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Rahmen3" text:anchor-type="paragraph" svg:x="8.292cm" svg:y="4.981cm" svg:width="7.721cm" draw:z-index="2"><draw:text-box fo:min-height="0.714cm"><text:p text:style-name="P2">11.5.2006</text:p></draw:text-box></draw:frame><draw:frame draw:style-name="fr2" draw:name="Rahmen2" text:anchor-type="paragraph" svg:x="10.204cm" svg:y="0.007cm" svg:width="5.786cm" draw:z-index="1"><draw:text-box fo:min-height="4.494cm"><text:p text:style-name="Sender">Eckhart Arnold<text:line-break/>Leichlinger Straße 6<text:line-break/>40591 Düsseldorf</text:p><text:p text:style-name="Sender"><text:span text:style-name="T1">Tel.: <text:tab/>0211 / 16 75 179<text:line-break/>Mobil:<text:tab/>0179 / 64 50 192<text:line-break/>E-Mail:<text:tab/></text:span><text:a xlink:type="simple" xlink:href="mailto:eckhart_arnold@hotmail.com"><text:span text:style-name="T2">eckhart_arnold@hotmail.com<text:line-break/></text:span></text:a><text:span text:style-name="T1">Web:<text:tab/></text:span><text:a xlink:type="simple" xlink:href="http://www.eckhartarnold.de/"><text:span text:style-name="T2">www.eckhartarnold.de</text:span></text:a></text:p></draw:text-box></draw:frame><draw:frame draw:style-name="fr1" draw:name="Rahmen1" text:anchor-type="paragraph" svg:x="0.025cm" svg:y="0.827cm" svg:width="7.622cm" draw:z-index="0"><draw:text-box fo:min-height="3.24cm"><text:p text:style-name="P3">Hans Kelsen-Institut</text:p><text:p text:style-name="P3">Bundesstiftung</text:p><text:p text:style-name="P3">Gymnasiumstraße 79</text:p><text:p text:style-name="P4">A-1190 Wien</text:p></draw:text-box></draw:frame><draw:frame draw:style-name="fr1" draw:name="Rahmen5" text:anchor-type="paragraph" svg:x="0.023cm" svg:y="0.007cm" svg:width="7.959cm" draw:z-index="3"><draw:text-box fo:min-height="0.854cm"><text:p text:style-name="P5">Eckhart Arnold <text:span text:style-name="T3">·</text:span> Leichlinger Str. 6 · 40591 Düsseldorf</text:p></draw:text-box></draw:frame></text:p>
      <text:p text:style-name="Text">Sehr geehrter Herr Professor Jabloner,</text:p>
      <text:p text:style-name="Text">Sehr geehrter Herr Professor Walter, </text:p>
      <text:p text:style-name="Text"/>
      <text:p text:style-name="P6"><text:span text:style-name="T4">Haben Sie vielen Dank für Ihr Schreiben vom 30. März, sowie die Zusendung der Auszüge aus dem „International </text:span><text:span text:style-name="T5">Biographical</text:span><text:span text:style-name="T4"> </text:span><text:span text:style-name="T5">Dictionary</text:span><text:span text:style-name="T4"> </text:span><text:span text:style-name="T5">of</text:span><text:span text:style-name="T4"> </text:span><text:span text:style-name="T5">Central</text:span><text:span text:style-name="T4"> </text:span><text:span text:style-name="T5">European</text:span><text:span text:style-name="T4"> </text:span><text:span text:style-name="T6">Émigrés</text:span><text:span text:style-name="T7"> 1933-1945“. Leider komme ich erst jetzt dazu, Ihnen zu antworten. </text:span></text:p>
      <text:p text:style-name="P7">Sie haben mich in Ihrem Schreiben gefragt, was ich von der politikwissenschaftlichen Dissertation von Andreas Krasemann über „Eric Voegelins politiktheoretisches Denken in den Frühschriften“ halte. Ich habe das dritte Kapitel, worin sich Krasemann mit Voegelins „Autoritärem Staat“ auseinander setzt, gründlich gelesen und die anderen Teile seiner Arbeit kurz überflogen. Mein Eindruck ist, dass es sich über weite Strecken um eine reine Wiedergabe bzw. Zusammenfassung von Voegelins Werken handelt. Der Versuch einer eigenständigen Beurteilung unterbleibt fast vollständig, auch eine Einordnung in den geistesgeschichtlichen oder zeitgeschichtlichen Zusammenhang, die über Voegelins Selbstdeutung hinaus geht, vermisst man weitgehend. Lediglich im Schlussteil der Arbeit finden sich einige wenige Bemerkungen, die in biographischer <text:s/>bzw. werkgeschichtlicher Hinsicht von Interesse sein können. </text:p>
      <text:p text:style-name="P8"><text:span text:style-name="T7">Wie unkritisch Krasemann größtenteils vorgeht, zeigt sich beispielsweise, wenn er – ohne jeden weiteren Kommentar – Voegelins spätere Selbstdeutung des „Autoritären Staates“ als „</text:span>erster größerer Versuch, die Rolle der Ideologien linker wie rechter Couleur in der gegenwärtigen Situation zu erfassen und nachzuweisen, daß ein autoritärer Staat, der radikale Ideologien in Schach zu halten vermag, noch die beste Möglichkeit zur Verteidigung der Demokratie darstellt<text:span text:style-name="T7">“ (</text:span>Voegelin, Eric: Autobiographische Reflexionen, S. 59<text:span text:style-name="T7">, zitiert nach Krasemann) wiedergibt, obwohl diese Bemerkung Voegelins, abgesehen von ihrer inneren Widersprüchlichkeit, nach der Lektüre von Voegelins „Autoritärem Staat“ kaum anders als ein Apologie in eigener Sache verstanden werden kann.</text:span></text:p>
      <text:p text:style-name="P7">Zu den auch heute noch lesenswerten Passagen von Voegelins „Autoritärem Staat“ gehört die ausführliche Kritik von Kelsens „Reiner Rechtslehre“. Streckenweise ist diese Kritik allerdings von einer ausgesprochen scharfen Polemik durchsetzt ist (Voegelin spricht in Bezug auf die „Reine Rechtslehre“ von einer „Ideologie“ und einem „System der Kampfbegriffe“), die in auffälliger Weise gegen die höfliche und zurückhaltende Behandlung von nationalsozialistischen Staatstheoretikern wie Carl Schmitt und Ernst Rudolf Huber absticht. Die sich für einen Politikwissenschaftler eigentlich aufdrängende Frage, ob das mit Voegelins politischem Standpunkt zusammen hängen könnte, wird von Krasemann weder gestellt noch beantwortet. Auch zu der Frage, inwieweit Voegelins Kritik der „Reinen Rechtslehre“ inhaltlich zutrifft, finden sich bei Krasemann nur Zitate von Voegelin selbst oder aus der Sekundärliteratur. </text:p>
      <text:p text:style-name="P8"><text:span text:style-name="T7">Die Erörterung von Voegelins „Rassebüchern“ bleibt nicht minder oberflächlich. Warum Voegelin von seiner ansonsten zum Teil recht deutlichen Kritik der damaligen Rassentheorien diejenigen von Ludwig Ferdinand Clauß und von Othmar Spann ausnimmt, könnte einem heutigen Leser kommentarbedürftig erscheinen. Bei Krasemann findet sich nichts dazu. Statt dessen zitiert er überflüssigerweise zeitgenössische Rezensionen, in denen Voegelin dann z.B. dafür gelobt wird, dass der „nationale Standpunkt .. mit Nachdruck gewahrt“ sei, und dass Voegelins Buch „Rasse und Staat“ </text:span>ein „guter Führer durch die wichtigen Gefilde dieses Wissensgebietes“ (nämlich der Rassentheorien) sei.</text:p>
      <text:p text:style-name="P7">Der beinahe einzige originelle und interessante Gedanke, der mir beim Lesen aufgefallen ist, findet sich im Schlussteil von Krasemanns Arbeit. Dort schreibt Krasemann, dass Voegelins Deutung des österreichischen Systemwechsels 1933/34 als Übergang von einem bloß „administrativen“ zu einem „politischen“ Herrschaftsstil seine Vorstellung von „existentieller Repräsentation“ aus der „Neuen Wissenschaft der Politik“ vorwegnimmt. Diese Deutung ist plausibel, sie zeigt, dass es eine Kontinuität autoritären Denkens in Voegelins politischer Philosophie gibt, und sie bestätigt in gewisser Weiser auch den Argwohn, der in Kelsens Rezension gegenüber den autoritären bzw. „militaristischen“ Zügen von Voegelins Repräsentationstheorie geäußert wird.</text:p>
      <text:p text:style-name="P7">Alles in allem finde ich Krasemanns Arbeit nicht sehr ergiebig. Das mag unter anderem damit zusammenhängen, dass Andreas Krasemann, den ich in Erfurt flüchtig kennen gelernt habe, eigentlich lieber über die „Neue Wissenschaft der Politik“ hatte schreiben wollen, die ihn auf Grund seines eigenen christlichen Standpunktes sehr viel mehr interessiert hätte. Aber weil die frühen Werke Voegelins wissenschaftlich noch wenig erschlossen sind, hat er sich bereden lassen darüber zu schreiben, wobei dann eher eine Pflichtübung herausgekommen ist.</text:p>
      <text:p text:style-name="P8"/>
      <text:p text:style-name="P8">Mit den besten Grüßen</text:p>
      <text:p text:style-name="P8"/>
      <text:p text:style-name="P8"/>
      <text:p text:style-name="P9">Eckhart Arn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paragraph-properties fo:margin-left="0cm" fo:margin-right="0cm" fo:line-height="150%" fo:text-align="justify" style:justify-single-word="false" fo:hyphenation-ladder-count="no-limit" fo:text-indent="0.499cm" style:auto-text-indent="false"/>
      <style:text-properties fo:font-size="12pt" fo:font-style="normal" fo:hyphenate="true" fo:hyphenation-remain-char-count="2" fo:hyphenation-push-char-count="2"/>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21cm" text:number-lines="false" text:line-number="0"/>
    </style:style>
    <style:style style:name="Sender" style:family="paragraph" style:parent-style-name="Standard" style:class="extra">
      <style:paragraph-properties fo:margin-top="0cm" fo:margin-bottom="0.21cm" text:number-lines="false" text:line-number="0"/>
    </style:style>
    <style:style style:name="Datum" style:family="paragraph" style:parent-style-name="Frame_20_contents" style:class="extra">
      <style:paragraph-properties fo:text-align="end" style:justify-single-word="false"/>
    </style:style>
    <style:style style:name="Betreff" style:family="paragraph" style:parent-style-name="Frame_20_contents">
      <style:paragraph-properties fo:text-align="center" style:justify-single-word="false"/>
      <style:text-properties style:font-name="Nimbus Roman No9 L1" fo:font-weight="bold" style:font-weight-asian="bold" style:font-weight-complex="bold"/>
    </style:style>
    <style:style style:name="Absender_5f_im_5f_Empfängerfeld" style:display-name="Absender_im_Empfängerfeld" style:family="paragraph" style:parent-style-name="Frame_20_contents">
      <style:text-properties style:font-name="Nimbus Roman No9 L2" fo:font-size="10pt" fo:font-weight="normal" style:font-size-asian="10pt"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4.5cm" fo:margin-bottom="2.499cm" fo:margin-left="2.499cm" fo:margin-right="2.4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ckhart Arnold</meta:initial-creator>
    <meta:creation-date>2006-05-11T16:56:41</meta:creation-date>
    <dc:date>2006-05-12T11:04:08</dc:date>
    <meta:printed-by>Eckhart Arnold</meta:printed-by>
    <meta:print-date>2006-05-11T19:56:44</meta:print-date>
    <dc:language>de-DE</dc:language>
    <meta:editing-cycles>8</meta:editing-cycles>
    <meta:editing-duration>PT3H2M2S</meta:editing-duration>
    <meta:template xlink:type="simple" xlink:actuate="onRequest" xlink:role="template" xlink:href="/home/eckhart/.openoffice.org2/user/template/Briefkopf_Kelsen-Institut.ott" xlink:title="Briefkopf_Kelsen-Institut" meta:date="2006-05-11T16:56:41"/>
    <meta:user-defined meta:name="Info 1"/>
    <meta:user-defined meta:name="Info 2"/>
    <meta:user-defined meta:name="Info 3"/>
    <meta:user-defined meta:name="Info 4"/>
    <meta:document-statistic meta:table-count="0" meta:image-count="0" meta:object-count="0" meta:page-count="2" meta:paragraph-count="19" meta:word-count="679" meta:character-count="5136"/>
  </office:meta>
</office:document-meta>
</file>